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9b11" officeooo:paragraph-rsid="000f9b11"/>
    </style:style>
    <style:style style:name="P2" style:family="paragraph" style:parent-style-name="Standard">
      <style:text-properties fo:font-weight="bold" officeooo:rsid="000f9b11" officeooo:paragraph-rsid="000f9b11" style:font-weight-asian="bold" style:font-weight-complex="bold"/>
    </style:style>
    <style:style style:name="P3" style:family="paragraph" style:parent-style-name="Standard">
      <style:text-properties officeooo:rsid="00101a53" officeooo:paragraph-rsid="00101a53"/>
    </style:style>
    <style:style style:name="T1" style:family="text">
      <style:text-properties officeooo:rsid="00101a53"/>
    </style:style>
    <style:style style:name="T2" style:family="text">
      <style:text-properties officeooo:rsid="001065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rvo Norma<text:span text:style-name="T1">l</text:span> con entrada</text:p>
      <text:p text:style-name="P1">#include &lt;Servo.h&gt;</text:p>
      <text:p text:style-name="P1">Servo miservo;</text:p>
      <text:p text:style-name="P1">int angulo;</text:p>
      <text:p text:style-name="P1">int dato;</text:p>
      <text:p text:style-name="P1"/>
      <text:p text:style-name="P1">void setup(){</text:p>
      <text:p text:style-name="P1"><text:s text:c="2"/>pinMode (4,OUTPUT);</text:p>
      <text:p text:style-name="P1"><text:s text:c="2"/>Serial.begin (9600);</text:p>
      <text:p text:style-name="P1"><text:s text:c="2"/>miservo.attach(4);</text:p>
      <text:p text:style-name="P1">angulo=0;</text:p>
      <text:p text:style-name="P1"><text:s text:c="2"/>}</text:p>
      <text:p text:style-name="P1"/>
      <text:p text:style-name="P1">void loop() {</text:p>
      <text:p text:style-name="P1"><text:s/></text:p>
      <text:p text:style-name="P1"><text:s text:c="2"/>if (Serial.available()&gt;0) {dato=Serial.read();</text:p>
      <text:p text:style-name="P1"><text:s text:c="2"/>Serial.println (dato);</text:p>
      <text:p text:style-name="P1"><text:s text:c="2"/>delay (10);</text:p>
      <text:p text:style-name="P1">}</text:p>
      <text:p text:style-name="P1"/>
      <text:p text:style-name="P1">if (dato==97) {angulo++; //<text:span text:style-name="T2">97 letra a</text:span></text:p>
      <text:p text:style-name="P1">if (angulo&gt;180) {angulo=180;}</text:p>
      <text:p text:style-name="P1">}</text:p>
      <text:p text:style-name="P1"/>
      <text:p text:style-name="P1">if (dato==122) {angulo--; //<text:span text:style-name="T2">122 letra z</text:span></text:p>
      <text:p text:style-name="P1">if (angulo&lt;0) {angulo=0;}</text:p>
      <text:p text:style-name="P1">}</text:p>
      <text:p text:style-name="P1">miservo.write(angulo); <text:s/></text:p>
      <text:p text:style-name="P1">}</text:p>
      <text:p text:style-name="P1"/>
      <text:p text:style-name="P2">Servo de rotación contínua con entrada</text:p>
      <text:p text:style-name="P1"/>
      <text:p text:style-name="P3">int dato=112;</text:p>
      <text:p text:style-name="P3"/>
      <text:p text:style-name="P3">void setup () {</text:p>
      <text:p text:style-name="P3"><text:s text:c="2"/>Serial.begin (9600);</text:p>
      <text:p text:style-name="P3"><text:s text:c="2"/>pinMode (4,OUTPUT);</text:p>
      <text:p text:style-name="P3">}</text:p>
      <text:p text:style-name="P3"/>
      <text:p text:style-name="P3">void loop () {</text:p>
      <text:p text:style-name="P3"><text:s text:c="2"/>if (Serial.available()&gt;0) {//serial available ve los datos de la comunicacion serie y en este caso se comprueba si hay algo que leer </text:p>
      <text:p text:style-name="P3"><text:s text:c="4"/>dato=Serial.read(); //lee el dato de la comunicacin serie y lo asigna a la variable dato</text:p>
      <text:p text:style-name="P3"><text:s text:c="4"/>Serial.println (dato);</text:p>
      <text:p text:style-name="P3"><text:s text:c="4"/>delay (10);</text:p>
      <text:p text:style-name="P3">}</text:p>
      <text:p text:style-name="P3"/>
      <text:p text:style-name="P3">if (dato==100) {// dato 100 es el codigo ascii de la letra d</text:p>
      <text:p text:style-name="P3"><text:s text:c="2"/>digitalWrite (4,HIGH);</text:p>
      <text:p text:style-name="P3"><text:s text:c="2"/>delayMicroseconds (1000); //manda un pulso menor de 1500 microsegundos para que gire en un sentido</text:p>
      <text:p text:style-name="P3"><text:s text:c="2"/>digitalWrite (4,LOW);</text:p>
      <text:p text:style-name="P3"><text:soft-page-break/><text:s text:c="2"/>delayMicroseconds (20000);</text:p>
      <text:p text:style-name="P3"/>
      <text:p text:style-name="P3">}</text:p>
      <text:p text:style-name="P3"><text:s text:c="2"/></text:p>
      <text:p text:style-name="P3">if (dato==105) {// dato 105 es el codigo ascii de la letra i</text:p>
      <text:p text:style-name="P3"><text:s text:c="2"/>digitalWrite (4,HIGH);</text:p>
      <text:p text:style-name="P3"><text:s text:c="2"/>delayMicroseconds (2000);////manda un pulso mayor de 1500 microsegundos para que gire en otro sentido</text:p>
      <text:p text:style-name="P3"><text:s text:c="2"/>digitalWrite (4,LOW);</text:p>
      <text:p text:style-name="P3"><text:s text:c="2"/>delayMicroseconds (20000);</text:p>
      <text:p text:style-name="P3"/>
      <text:p text:style-name="P3">} <text:s/></text:p>
      <text:p text:style-name="P3"><text:s text:c="2"/></text:p>
      <text:p text:style-name="P3"><text:s text:c="2"/>if (dato==112) {// dato 112 es el codigo ascii de la letra p</text:p>
      <text:p text:style-name="P3"><text:s text:c="2"/>digitalWrite (4,HIGH);</text:p>
      <text:p text:style-name="P3"><text:s text:c="2"/>delayMicroseconds (1500);//manda un pulso de 1500 microsegundos para que pare</text:p>
      <text:p text:style-name="P3"><text:s text:c="2"/>digitalWrite (4,LOW);</text:p>
      <text:p text:style-name="P3"><text:s text:c="2"/>delayMicroseconds (20000);</text:p>
      <text:p text:style-name="P3"/>
      <text:p text:style-name="P3">}</text:p>
      <text:p text:style-name="P3">}</text:p>
      <text:p text:style-name="P1"/>
      <text:p text:style-name="P2">Ultrasonidos con Arduino.</text:p>
      <text:p text:style-name="P1"/>
      <text:p text:style-name="P1">const int pinultra=7;</text:p>
      <text:p text:style-name="P1"/>
      <text:p text:style-name="P1">void setup() {</text:p>
      <text:p text:style-name="P1">Serial.begin (9600); <text:s/></text:p>
      <text:p text:style-name="P1">}</text:p>
      <text:p text:style-name="P1"/>
      <text:p text:style-name="P1">void loop () {</text:p>
      <text:p text:style-name="P1">long duracion,cm; <text:s/></text:p>
      <text:p text:style-name="P1">pinMode (pinultra,OUTPUT);</text:p>
      <text:p text:style-name="P1">digitalWrite (pinultra,LOW);</text:p>
      <text:p text:style-name="P1">delayMicroseconds (2);</text:p>
      <text:p text:style-name="P1">digitalWrite (pinultra,HIGH);</text:p>
      <text:p text:style-name="P1">delayMicroseconds (5);</text:p>
      <text:p text:style-name="P1">digitalWrite (pinultra,LOW);</text:p>
      <text:p text:style-name="P1">pinMode (pinultra,INPUT); </text:p>
      <text:p text:style-name="P1">duracion=pulseIn (pinultra,HIGH);</text:p>
      <text:p text:style-name="P1">cm =microsegundosacm(duracion);</text:p>
      <text:p text:style-name="P1">Serial.println (cm);</text:p>
      <text:p text:style-name="P1">delay (100);</text:p>
      <text:p text:style-name="P1">}</text:p>
      <text:p text:style-name="P1"><text:s text:c="2"/></text:p>
      <text:p text:style-name="P1">long microsegundosacm (long microsegundos) {</text:p>
      <text:p text:style-name="P1">return (microsegundos/29/2);//la velocidad del sonido es de 1 cm cada 29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2:30:03.617000000</meta:creation-date>
    <dc:date>2015-02-23T12:34:30.675000000</dc:date>
    <meta:editing-duration>PT4M26S</meta:editing-duration>
    <meta:editing-cycles>3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80" meta:word-count="275" meta:character-count="2026" meta:non-whitespace-character-count="1752"/>
  </office:meta>
</office:document-meta>
</file>